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e02a4" officeooo:paragraph-rsid="000e02a4"/>
    </style:style>
    <style:style style:name="P2" style:family="paragraph" style:parent-style-name="Standard">
      <style:text-properties style:font-name="Ubuntu" fo:font-weight="bold" officeooo:rsid="000e02a4" officeooo:paragraph-rsid="000e02a4" style:font-weight-asian="bold" style:font-weight-complex="bold"/>
    </style:style>
    <style:style style:name="P3" style:family="paragraph" style:parent-style-name="Standard">
      <style:text-properties style:font-name="Ubuntu" fo:font-size="9pt" officeooo:rsid="000e02a4" officeooo:paragraph-rsid="000e02a4" style:font-size-asian="9pt" style:font-size-complex="9pt"/>
    </style:style>
    <style:style style:name="P4" style:family="paragraph" style:parent-style-name="Standard">
      <style:text-properties style:font-name="Ubuntu" fo:font-size="9pt" officeooo:rsid="000e02a4" officeooo:paragraph-rsid="000e02a4" style:font-size-asian="9pt" style:font-size-complex="9pt"/>
    </style:style>
    <style:style style:name="P5" style:family="paragraph" style:parent-style-name="Standard">
      <style:text-properties style:font-name="Ubuntu" fo:font-size="9pt" officeooo:rsid="000e72f4" officeooo:paragraph-rsid="000e72f4" style:font-size-asian="9pt" style:font-size-complex="9pt"/>
    </style:style>
    <style:style style:name="P6" style:family="paragraph" style:parent-style-name="Standard">
      <style:text-properties style:font-name="Ubuntu" fo:font-size="9pt" fo:font-weight="bold" officeooo:rsid="000e02a4" officeooo:paragraph-rsid="000e72f4" style:font-size-asian="9pt" style:font-weight-asian="bold" style:font-size-complex="9pt" style:font-weight-complex="bold"/>
    </style:style>
    <style:style style:name="T1" style:family="text">
      <style:text-properties fo:font-variant="normal" fo:text-transform="none" fo:color="#000000" style:font-name="sans-serif" fo:font-size="8.19999980926514pt" fo:letter-spacing="normal" fo:font-style="normal" fo:font-weight="normal"/>
    </style:style>
    <style:style style:name="T2" style:family="text">
      <style:text-properties fo:font-variant="normal" fo:text-transform="none" fo:color="#000000" fo:font-size="8.19999980926514pt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font-size="12pt" fo:letter-spacing="normal" fo:font-style="normal" style:font-size-asian="10.5pt" style:font-size-complex="12pt"/>
    </style:style>
    <style:style style:name="T5" style:family="text">
      <style:text-properties fo:font-variant="normal" fo:text-transform="none" fo:color="#0b0080" style:text-line-through-style="none" style:font-name="sans-serif" fo:font-size="8.19999980926514pt" fo:letter-spacing="normal" fo:font-style="normal" style:text-underline-style="none" fo:font-weight="normal" style:text-blinking="false" fo:background-color="#ffffff"/>
    </style:style>
    <style:style style:name="T6" style:family="text">
      <style:text-properties fo:font-variant="normal" fo:text-transform="none" fo:color="#0b0080" style:text-line-through-style="none" fo:letter-spacing="normal" fo:font-style="normal" style:text-underline-style="none" fo:font-weight="normal" style:text-blinking="false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gabe-Möglichkeiten</text:p>
      <text:p text:style-name="P1">7.1.1972</text:p>
      <text:p text:style-name="P1">Changes - David Bowie - 1972</text:p>
      <text:p text:style-name="P1">(http://rateyourmusic.com/release/single/david_bowie/changes___andy_warhol/)</text:p>
      <text:p text:style-name="P1"/>
      <text:p text:style-name="P2">Musik:</text:p>
      <text:p text:style-name="P3">1<text:tab/>Walk on the Wild Side / Perfect Day<text:tab/></text:p>
      <text:p text:style-name="P3">Lou Reed </text:p>
      <text:p text:style-name="P3">Walk on the Wild Side / Perfect Day </text:p>
      <text:p text:style-name="P3">Art Rock, Glam Rock</text:p>
      <text:p text:style-name="P3">Avg rating: 4.26 | Ratings: 731 | Reviews (total): 36</text:p>
      <text:p text:style-name="P3"/>
      <text:p text:style-name="P3">2<text:tab/>Starman / Suffragette City<text:tab/></text:p>
      <text:p text:style-name="P3">David Bowie </text:p>
      <text:p text:style-name="P3">Starman / Suffragette City </text:p>
      <text:p text:style-name="P3">Glam Rock, Pop Rock</text:p>
      <text:p text:style-name="P3">Avg rating: 4.26 | Ratings: 654 | Reviews (total): 25</text:p>
      <text:p text:style-name="P3"/>
      <text:p text:style-name="P3">3<text:tab/>Superstition / You've Got It Bad Girl<text:tab/></text:p>
      <text:p text:style-name="P3">Stevie Wonder </text:p>
      <text:p text:style-name="P3">Superstition / You've Got It Bad Girl </text:p>
      <text:p text:style-name="P3">Funk, Soul</text:p>
      <text:p text:style-name="P3">Avg rating: 4.11 | Ratings: 437 | Reviews (total): 23</text:p>
      <text:p text:style-name="P3"/>
      <text:p text:style-name="P3">4<text:tab/>Papa Was a Rollin' Stone / Papa Was a Rollin' Stone (Instrumental)<text:tab/></text:p>
      <text:p text:style-name="P3">The Temptations </text:p>
      <text:p text:style-name="P3">Papa Was a Rollin' Stone / Papa Was a Rollin' Stone (Instrumental) </text:p>
      <text:p text:style-name="P3">Psychedelic Soul</text:p>
      <text:p text:style-name="P3">Avg rating: 4.11 | Ratings: 304 | Reviews (total): 16</text:p>
      <text:p text:style-name="P3"/>
      <text:p text:style-name="P3">5<text:tab/>Heart of Gold / Sugar Mountain<text:tab/></text:p>
      <text:p text:style-name="P3">Neil Young </text:p>
      <text:p text:style-name="P3">Heart of Gold / Sugar Mountain </text:p>
      <text:p text:style-name="P3">Country Rock, Singer/Songwriter</text:p>
      <text:p text:style-name="P3">Avg rating: 4.07 | Ratings: 389 | Reviews (total): 16</text:p>
      <text:p text:style-name="P3"/>
      <text:p text:style-name="P3">6<text:tab/>Child in Time (Part 1) / Child in Time (Part 2)<text:tab/></text:p>
      <text:p text:style-name="P3">Deep Purple </text:p>
      <text:p text:style-name="P3">Child in Time (Part 1) / Child in Time (Part 2) </text:p>
      <text:p text:style-name="P3">Hard Rock, Progressive Rock</text:p>
      <text:p text:style-name="P3">Avg rating: 4.04 | Ratings: 249 | Reviews (total): 17</text:p>
      <text:p text:style-name="P3"/>
      <text:p text:style-name="P3">7<text:tab/>Old Man / The Needle and the Damage Done<text:tab/></text:p>
      <text:p text:style-name="P3">Neil Young </text:p>
      <text:p text:style-name="P3">Old Man / The Needle and the Damage Done </text:p>
      <text:p text:style-name="P3">Singer/Songwriter, Country Rock, Folk Rock</text:p>
      <text:p text:style-name="P3">Avg rating: 4.03 | Ratings: 347 | Reviews (total): 21</text:p>
      <text:p text:style-name="P3"/>
      <text:p text:style-name="P3">8<text:tab/>Virginia Plain / The Numberer<text:tab/></text:p>
      <text:p text:style-name="P3">Roxy Music </text:p>
      <text:p text:style-name="P3">Virginia Plain / The Numberer </text:p>
      <text:p text:style-name="P3">Glam Rock, Art Rock</text:p>
      <text:p text:style-name="P3">Avg rating: 4.04 | Ratings: 277 | Reviews (total): 15</text:p>
      <text:p text:style-name="P3"/>
      <text:p text:style-name="P3">9<text:tab/>Changes / Andy Warhol<text:tab/></text:p>
      <text:p text:style-name="P3">David Bowie </text:p>
      <text:p text:style-name="P3">Changes / Andy Warhol </text:p>
      <text:p text:style-name="P3">Art Pop, Pop Rock, Baroque Pop</text:p>
      <text:p text:style-name="P3">Avg rating: 4.03 | Ratings: 505 | Reviews (total): 16</text:p>
      <text:p text:style-name="P3"/>
      <text:p text:style-name="P3">10<text:tab/>Vitamin C / I'm So Green<text:tab/></text:p>
      <text:p text:style-name="P3">Can </text:p>
      <text:p text:style-name="P3">Vitamin C / I'm So Green </text:p>
      <text:p text:style-name="P3">Krautrock</text:p>
      <text:p text:style-name="P3">Avg rating: 4.04 | Ratings: 239 | Reviews (total): 9</text:p>
      <text:p text:style-name="P3"/>
      <text:p text:style-name="P3">11<text:tab/>The Jean Genie / Ziggy Stardust<text:tab/></text:p>
      <text:p text:style-name="P3">David Bowie </text:p>
      <text:p text:style-name="P3"><text:soft-page-break/>The Jean Genie / Ziggy Stardust </text:p>
      <text:p text:style-name="P3">Glam Rock</text:p>
      <text:p text:style-name="P3">Avg rating: 4.01 | Ratings: 409 | Reviews (total): 17</text:p>
      <text:p text:style-name="P3"/>
      <text:p text:style-name="P3">12<text:tab/>The Harder They Come / Many Rivers to Cross<text:tab/></text:p>
      <text:p text:style-name="P3">Jimmy Cliff </text:p>
      <text:p text:style-name="P3">The Harder They Come / Many Rivers to Cross </text:p>
      <text:p text:style-name="P3">Reggae</text:p>
      <text:p text:style-name="P3">Avg rating: 4.07 | Ratings: 167 | Reviews (total): 6</text:p>
      <text:p text:style-name="P3"/>
      <text:p text:style-name="P3">13<text:tab/>Roundabout / Long Distance Runaround<text:tab/></text:p>
      <text:p text:style-name="P3">Yes </text:p>
      <text:p text:style-name="P3">Roundabout / Long Distance Runaround </text:p>
      <text:p text:style-name="P3">Progressive Rock, Symphonic Prog</text:p>
      <text:p text:style-name="P3">Avg rating: 4.00 | Ratings: 250 | Reviews (total): 17</text:p>
      <text:p text:style-name="P3"/>
      <text:p text:style-name="P3">14<text:tab/>Do It Again / Fire in the Hole<text:tab/></text:p>
      <text:p text:style-name="P3">Steely Dan </text:p>
      <text:p text:style-name="P3">Do It Again / Fire in the Hole </text:p>
      <text:p text:style-name="P3">Pop Rock, Jazz-Rock</text:p>
      <text:p text:style-name="P3">Avg rating: 3.98 | Ratings: 223 | Reviews (total): 10</text:p>
      <text:p text:style-name="P3"/>
      <text:p text:style-name="P3">15<text:tab/>Stairway to Heaven<text:tab/></text:p>
      <text:p text:style-name="P3">Led Zeppelin </text:p>
      <text:p text:style-name="P3">Stairway to Heaven </text:p>
      <text:p text:style-name="P3">Rock</text:p>
      <text:p text:style-name="P3">Avg rating: 3.82 | Ratings: 626 | Reviews (total): 71</text:p>
      <text:p text:style-name="P3"/>
      <text:p text:style-name="P3">16<text:tab/>Rocks Off / Sweet Virginia<text:tab/></text:p>
      <text:p text:style-name="P3">The Rolling Stones </text:p>
      <text:p text:style-name="P3">Rocks Off / Sweet Virginia </text:p>
      <text:p text:style-name="P3">Rock, Blues Rock</text:p>
      <text:p text:style-name="P3">Avg rating: 3.96 | Ratings: 170 | Reviews (total): 10</text:p>
      <text:p text:style-name="P3"/>
      <text:p text:style-name="P3">17<text:tab/>Thirteen / Watch the Sunrise<text:tab/></text:p>
      <text:p text:style-name="P3">Big Star </text:p>
      <text:p text:style-name="P3">Thirteen / Watch the Sunrise </text:p>
      <text:p text:style-name="P3">Pop Rock</text:p>
      <text:p text:style-name="P3">Avg rating: 4.27 | Ratings: 63 | Reviews (total): 1</text:p>
      <text:p text:style-name="P3"/>
      <text:p text:style-name="P3">18<text:tab/>Tumbling Dice / Sweet Black Angel<text:tab/></text:p>
      <text:p text:style-name="P3">The Rolling Stones </text:p>
      <text:p text:style-name="P3">Tumbling Dice / Sweet Black Angel </text:p>
      <text:p text:style-name="P3">Rock, Blues Rock</text:p>
      <text:p text:style-name="P3">Avg rating: 3.92 | Ratings: 272 | Reviews (total): 9</text:p>
      <text:p text:style-name="P3"/>
      <text:p text:style-name="P3">19<text:tab/>Children of the Revolution / Jitterbug Love / Sunken Rags<text:tab/></text:p>
      <text:p text:style-name="P3">T. Rex </text:p>
      <text:p text:style-name="P3">Children of the Revolution / Jitterbug Love / Sunken Rags </text:p>
      <text:p text:style-name="P3">Glam Rock</text:p>
      <text:p text:style-name="P3">Avg rating: 3.92 | Ratings: 221 | Reviews (total): 10</text:p>
      <text:p text:style-name="P3"/>
      <text:p text:style-name="P3">20<text:tab/>Superfly / Underground<text:tab/></text:p>
      <text:p text:style-name="P3">Curtis Mayfield </text:p>
      <text:p text:style-name="P3">Superfly / Underground </text:p>
      <text:p text:style-name="P3">Funk, Soul, Chicago Soul, Film Soundtrack</text:p>
      <text:p text:style-name="P3">Avg rating: 3.95 | Ratings: 176 | Reviews (total): 7</text:p>
      <text:p text:style-name="P1"/>
      <text:p text:style-name="P1"/>
      <text:p text:style-name="P2">Geschichte:</text:p>
      <text:p text:style-name="P3">- Iberian Airlines crashes into 800' peak on island of Ibiza, 104 die</text:p>
      <text:p text:style-name="P3">- LA Lakers 33 straight win streak snapped, losing to Bucks 120-104</text:p>
      <text:p text:style-name="P3">- LA Lakers chalk up 33rd consecutive win (NBA record)</text:p>
      <text:p text:style-name="P3">- Lewis F Powell Jr becomes a Supreme Court Justice</text:p>
      <text:p text:style-name="P3">- William Hubbs Rehnquist, sworn in as Supreme Court Justice</text:p>
      <text:p text:style-name="P3">(http://www.historyorb.com/date/1972/january/7)</text:p>
      <text:p text:style-name="P1"/>
      <text:p text:style-name="P1"/>
      <text:p text:style-name="P2"><text:soft-page-break/>Film:</text:p>
      <text:p text:style-name="P3">Der Pate (1972)</text:p>
      <text:p text:style-name="P3">Beim Sterben ist jeder der Erste (1972)</text:p>
      <text:p text:style-name="P3">Der letzte Tango in Paris (1972)</text:p>
      <text:p text:style-name="P3">Die Höllenfahrt der Poseidon (1972)</text:p>
      <text:p text:style-name="P3">Solaris (1972)</text:p>
      <text:p text:style-name="P3">(http://www.imdb.com/year/1972)</text:p>
      <text:p text:style-name="P3"/>
      <text:p text:style-name="P3"/>
      <text:p text:style-name="P2">Games:</text:p>
      <text:p text:style-name="P3">Casino (1972)</text:p>
      <text:p text:style-name="P3">Published on 1972-12-31</text:p>
      <text:p text:style-name="P3"/>
      <text:p text:style-name="P3">Pong (1972)</text:p>
      <text:p text:style-name="P3">Published on 1972-11-29</text:p>
      <text:p text:style-name="P3">Released in 1972, Pong is one of the earliest examples of arcade games.</text:p>
      <text:p text:style-name="P3"/>
      <text:p text:style-name="P3">Odyssey (1972)</text:p>
      <text:p text:style-name="P3">Published on 1972-05-31</text:p>
      <text:p text:style-name="P3"/>
      <text:p text:style-name="P3">Granada (1972)</text:p>
      <text:p text:style-name="P3">Published on 1972-12-31</text:p>
      <text:p text:style-name="P3"/>
      <text:p text:style-name="P3">Volleyball (1972)</text:p>
      <text:p text:style-name="P3">Published on 1972-12-31</text:p>
      <text:p text:style-name="P3"/>
      <text:p text:style-name="P3">Time Zone (1972)</text:p>
      <text:p text:style-name="P3">Published on 1972-01-31</text:p>
      <text:p text:style-name="P3"/>
      <text:p text:style-name="P3">Flying Carpet (1972)</text:p>
      <text:p text:style-name="P3">Published on 1972-12-31</text:p>
      <text:p text:style-name="P3"/>
      <text:p text:style-name="P3">Home Run (1972)</text:p>
      <text:p text:style-name="P3">Published on 1972-12-31</text:p>
      <text:p text:style-name="P3"/>
      <text:p text:style-name="P3">Grand Slam (1972)</text:p>
      <text:p text:style-name="P3">Published on 1972-12-31</text:p>
      <text:p text:style-name="P3"/>
      <text:p text:style-name="P3">Shooting Gallery (1972)</text:p>
      <text:p text:style-name="P3">Published on 1972-12-31</text:p>
      <text:p text:style-name="P3"/>
      <text:p text:style-name="P3">Las Vegas (1972)</text:p>
      <text:p text:style-name="P3">Published on 1972-12-31</text:p>
      <text:p text:style-name="P3"/>
      <text:p text:style-name="P3">Table Tennis (1972)</text:p>
      <text:p text:style-name="P3">Published on 1972-05-31</text:p>
      <text:p text:style-name="P3"/>
      <text:p text:style-name="P3">Star Trek (1972)</text:p>
      <text:p text:style-name="P3">Published on 1972-12-31</text:p>
      <text:p text:style-name="P3">(<text:a xlink:type="simple" xlink:href="http://www.gamespot.com/search/?q=1972">http://www.gamespot.com/search/?q=1972</text:a>)</text:p>
      <text:p text:style-name="P3"/>
      <text:p text:style-name="P3"/>
      <text:p text:style-name="P6"><text:span text:style-name="T4">Games</text:span><text:span text:style-name="T2">:</text:span></text:p>
      <text:p text:style-name="P3"><text:span text:style-name="T3">1972: The first </text:span><text:a xlink:type="simple" xlink:href="http://en.wikipedia.org/wiki/Video_game_console"><text:span text:style-name="T6">video game console</text:span></text:a><text:span text:style-name="T3">, used primarily for playing video games on a TV, is the </text:span><text:a xlink:type="simple" xlink:href="http://en.wikipedia.org/wiki/Magnavox_Odyssey"><text:span text:style-name="T6">Magnavox Odyssey</text:span></text:a><text:span text:style-name="T3">.</text:span></text:p>
      <text:p text:style-name="P5"><text:span text:style-name="T3">(http://en.wikipedia.org/wiki/Timeline_of_inventio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ans-serif" svg:font-family="sans-serif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7:08:07.587323000</meta:creation-date>
    <dc:date>2014-01-05T13:57:03.774244000</dc:date>
    <meta:editing-duration>P0D</meta:editing-duration>
    <meta:editing-cycles>2</meta:editing-cycles>
    <meta:generator>LibreOffice/4.1.3.2$MacOSX_x86 LibreOffice_project/70feb7d99726f064edab4605a8ab840c50ec57a</meta:generator>
    <meta:document-statistic meta:table-count="0" meta:image-count="0" meta:object-count="0" meta:page-count="3" meta:paragraph-count="151" meta:word-count="787" meta:character-count="4581" meta:non-whitespace-character-count="3885"/>
  </office:meta>
</office:document-meta>
</file>